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P1" style:family="paragraph" style:parent-style-name="Standard">
      <style:text-properties officeooo:rsid="0008248a" officeooo:paragraph-rsid="000824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y M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2:16:18.531968000</meta:creation-date>
    <dc:date>2018-02-02T12:16:32.168921000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5.4.1.2$MacOSX_X86_64 LibreOffice_project/ea7cb86e6eeb2bf3a5af73a8f7777ac570321527</meta:generator>
  </office:meta>
</office:document-meta>
</file>